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7" table:number-columns-spanned="3" table:number-rows-spanned="1"/>
          <table:covered-table-cell table:style-name="ce1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8" office:value-type="string" calcext:value-type="string" table:number-columns-spanned="3" table:number-rows-spanned="1">
            <text:p>HP1: Mars Experiment, CS 200</text:p>
          </table:table-cell>
          <table:covered-table-cell table:style-name="ce12"/>
          <table:covered-table-cell table:style-name="ce1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and runs</text:p>
          </table:table-cell>
          <table:table-cell table:style-name="ce9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10"/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No logic errors</text:p>
          </table:table-cell>
          <table:table-cell table:style-name="ce9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No runtime errors</text:p>
          </table:table-cell>
          <table:table-cell table:style-name="ce10"/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DisplayMenu()</text:p>
          </table:table-cell>
          <table:table-cell table:style-name="ce9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SetParameters()</text:p>
          </table:table-cell>
          <table:table-cell table:style-name="ce10"/>
          <table:table-cell table:style-name="ce14" office:value-type="percentage" office:value="0.15" calcext:value-type="percentage">
            <text:p>15.00%</text:p>
          </table:table-cell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ViewParameters()</text:p>
          </table:table-cell>
          <table:table-cell table:style-name="ce9"/>
          <table:table-cell table:style-name="ce13" office:value-type="percentage" office:value="0.15" calcext:value-type="percentage">
            <text:p>1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RunSimulation()</text:p>
          </table:table-cell>
          <table:table-cell table:style-name="ce10"/>
          <table:table-cell table:style-name="ce14" office:value-type="percentage" office:value="0.2" calcext:value-type="percentage">
            <text:p>20.00%</text:p>
          </table:table-cell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AdjustFood()</text:p>
          </table:table-cell>
          <table:table-cell table:style-name="ce9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AdjustWaste()</text:p>
          </table:table-cell>
          <table:table-cell table:style-name="ce10"/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AdjustOxygen()</text:p>
          </table:table-cell>
          <table:table-cell table:style-name="ce9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GetValidInput()</text:p>
          </table:table-cell>
          <table:table-cell table:style-name="ce10"/>
          <table:table-cell table:style-name="ce14" office:value-type="percentage" office:value="0.1" calcext:value-type="percentage">
            <text:p>10.00%</text:p>
          </table:table-cell>
          <table:table-cell table:style-name="ce14"/>
        </table:table-row>
        <table:table-row table:style-name="ro1">
          <table:table-cell/>
          <table:table-cell table:style-name="ce5"/>
          <table:table-cell table:style-name="ce10"/>
          <table:table-cell table:style-name="ce14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5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5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5" table:formula="of:=SUM([.D7:.D20])" office:value-type="percentage" office:value="1" calcext:value-type="percentage">
            <text:p>100.00%</text:p>
          </table:table-cell>
          <table:table-cell table:style-name="ce17" table:formula="of:=SUM([.E7:.E20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40:32.3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2.0.4$Windows_x86 LibreOffice_project/066b007f5ebcc236395c7d282ba488bca6720265</meta:generator>
    <dc:date>2017-02-02T17:41:59.912000000</dc:date>
    <meta:editing-duration>PT10M6S</meta:editing-duration>
    <meta:editing-cycles>35</meta:editing-cycles>
    <meta:document-statistic meta:table-count="1" meta:cell-count="37" meta:object-count="0"/>
  </office:meta>
</office:document-meta>
</file>